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594cm" fo:min-width="3.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593cm" fo:min-width="3.5cm"/>
      <style:paragraph-properties style:writing-mode="lr-tb"/>
    </style:style>
    <style:style style:name="gr3" style:family="graphic" style:parent-style-name="standard">
      <style:graphic-properties draw:fill-color="#bf0041" draw:textarea-horizontal-align="justify" draw:textarea-vertical-align="middle" draw:auto-grow-height="false" fo:min-height="0.656cm" fo:min-width="3.5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656cm" fo:min-width="3.5cm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657cm" fo:min-width="3.5cm"/>
      <style:paragraph-properties style:writing-mode="lr-tb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0.625cm" fo:min-width="3.75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25cm" fo:min-width="3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73cm"/>
      <style:paragraph-properties style:writing-mode="lr-tb"/>
    </style:style>
    <style:style style:name="gr13" style:family="graphic" style:parent-style-name="standard">
      <style:graphic-properties draw:fill-color="#bf0041" draw:textarea-horizontal-align="justify" draw:textarea-vertical-align="middle" draw:auto-grow-height="false" fo:min-height="0.75cm" fo:min-width="4cm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0.75cm" fo:min-width="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9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bf0041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0.844cm" svg:x="4.2cm" svg:y="2.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3.54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4.3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5.231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6.0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6.91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906cm" svg:x="4.35cm" svg:y="10.75cm">
          <text:p text:style-name="P1">RESERV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0.906cm" svg:x="4.35cm" svg:y="15.281cm">
          <text:p text:style-name="P1">F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0.906cm" svg:x="4.35cm" svg:y="14.3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906cm" svg:x="4.35cm" svg:y="11.656cm">
          <text:p text:style-name="P1">F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0.907cm" svg:x="4.35cm" svg:y="12.562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906cm" svg:x="4.35cm" svg:y="13.46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0.875cm" svg:x="4.3cm" svg:y="19.94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0.81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1.6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2.56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3.4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4.31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5.1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6.06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7.762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8.606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0.907cm" svg:x="4.35cm" svg:y="16.1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906cm" svg:x="4.35cm" svg:y="17.094cm">
          <text:p text:style-name="P1">FREE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.75cm" svg:height="4.5cm" svg:x="10.5cm" svg:y="3.7cm">
          <draw:text-box>
            <text:p text:style-name="P5"><text:span text:style-name="T1">State of the </text:span><text:span text:style-name="T1">RAM </text:span><text:span text:style-name="T1">before </text:span><text:span text:style-name="T1">initializing </text:span><text:span text:style-name="T1">or </text:span><text:span text:style-name="T1">declaring </text:span><text:span text:style-name="T1">any </text:span><text:span text:style-name="T1">variable </text:span><text:span text:style-name="T1">within the </text:span><text:span text:style-name="T1">program</text:span></text:p>
          </draw:text-box>
        </draw:frame>
        <draw:frame draw:style-name="gr8" draw:text-style-name="P8" draw:layer="layout" svg:width="7.75cm" svg:height="4.5cm" svg:x="10.5cm" svg:y="11cm">
          <draw:text-box>
            <text:p text:style-name="P7">The state of RAM when the variable “umri” is declared</text:p>
          </draw:text-box>
        </draw:frame>
        <draw:frame draw:style-name="gr8" draw:text-style-name="P6" draw:layer="layout" svg:width="7.75cm" svg:height="4.517cm" svg:x="10.5cm" svg:y="21.75cm">
          <draw:text-box>
            <text:p text:style-name="P5"><text:span text:style-name="T1">The state </text:span><text:span text:style-name="T1">of the RAM </text:span><text:span text:style-name="T1">when the </text:span><text:span text:style-name="T1">selection </text:span><text:span text:style-name="T1">condition </text:span><text:span text:style-name="T1">is executed </text:span><text:span text:style-name="T1">due to the </text:span><text:span text:style-name="T1">stored </text:span><text:span text:style-name="T1">value of </text:span><text:span text:style-name="T1">age in the </text:span><text:span text:style-name="T1">variable </text:span><text:span text:style-name="T1">“umri”</text:span></text:p>
          </draw:text-box>
        </draw:frame>
        <draw:frame draw:style-name="gr9" draw:text-style-name="P10" draw:layer="layout" svg:width="2cm" svg:height="1cm" svg:x="2.45cm" svg:y="19.85cm">
          <draw:text-box>
            <text:p text:style-name="P9"><text:span text:style-name="T1">umri</text:span></text:p>
          </draw:text-box>
        </draw:frame>
        <draw:frame draw:style-name="gr9" draw:text-style-name="P10" draw:layer="layout" svg:width="2cm" svg:height="1cm" svg:x="2.45cm" svg:y="10.75cm">
          <draw:text-box>
            <text:p text:style-name="P9"><text:span text:style-name="T1">umri</text:span></text:p>
          </draw:text-box>
        </draw:frame>
        <draw:frame draw:style-name="gr10" draw:text-style-name="P6" draw:layer="layout" svg:width="4cm" svg:height="0.962cm" svg:x="4cm" svg:y="1.753cm">
          <draw:text-box>
            <text:p text:style-name="P5"><text:span text:style-name="T1">RAM</text:span></text:p>
          </draw:text-box>
        </draw:frame>
        <draw:frame draw:style-name="gr10" draw:text-style-name="P6" draw:layer="layout" svg:width="4cm" svg:height="0.962cm" svg:x="4.25cm" svg:y="9.788cm">
          <draw:text-box>
            <text:p text:style-name="P5"><text:span text:style-name="T1">RAM</text:span></text:p>
          </draw:text-box>
        </draw:frame>
        <draw:frame draw:style-name="gr10" draw:text-style-name="P6" draw:layer="layout" svg:width="4cm" svg:height="0.962cm" svg:x="4.5cm" svg:y="19.038cm">
          <draw:text-box>
            <text:p text:style-name="P5"><text:span text:style-name="T1">RAM</text:span></text:p>
          </draw:text-box>
        </draw:frame>
        <draw:frame draw:style-name="gr11" draw:text-style-name="P10" draw:layer="layout" svg:width="6.25cm" svg:height="2cm" svg:x="9cm" svg:y="20.25cm">
          <draw:text-box>
            <text:p text:style-name="P9"><text:span text:style-name="T1">Umri &gt;= 18 <text:s/></text:span><text:span text:style-name="T1">?</text:span></text:p>
          </draw:text-box>
        </draw:frame>
        <draw:frame draw:style-name="gr12" draw:text-style-name="P6" draw:layer="layout" svg:width="19.59cm" svg:height="1.423cm" svg:x="1cm" svg:y="0.25cm">
          <draw:text-box>
            <text:p text:style-name="P5"><text:span text:style-name="T1">RAM </text:span><text:span text:style-name="T1">DIAGRAM </text:span><text:span text:style-name="T1">OF </text:span><text:span text:style-name="T1">umri.cpp </text:span><text:span text:style-name="T1">Program</text:span></text:p>
          </draw:text-box>
        </draw:frame>
      </draw:page>
      <draw:page draw:name="page2" draw:style-name="dp1" draw:master-page-name="Default">
        <draw:custom-shape draw:style-name="gr13" draw:text-style-name="P3" draw:layer="layout" svg:width="4.5cm" svg:height="1cm" svg:x="4.291cm" svg:y="16.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291cm" svg:y="17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291cm" svg:y="18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291cm" svg:y="19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291cm" svg:y="20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291cm" svg:y="21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291cm" svg:y="22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291cm" svg:y="23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5cm" svg:height="1cm" svg:x="4.5cm" svg:y="3.75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5cm" svg:y="4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5cm" svg:y="5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5cm" svg:y="6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5cm" svg:y="7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5cm" svg:y="8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5cm" svg:y="9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cm" svg:height="1cm" svg:x="4.5cm" svg:y="10.75cm">
          <text:p text:style-name="P1">FREE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cm" svg:height="1cm" svg:x="2cm" svg:y="3.75cm">
          <draw:text-box>
            <text:p text:style-name="P9"><text:span text:style-name="T1">umri</text:span></text:p>
          </draw:text-box>
        </draw:frame>
        <draw:frame draw:style-name="gr15" draw:text-style-name="P10" draw:layer="layout" svg:width="8.75cm" svg:height="5.939cm" svg:x="10.55cm" svg:y="18.272cm">
          <draw:text-box>
            <text:p text:style-name="P11"><text:span text:style-name="T1">The state of </text:span><text:span text:style-name="T1">the RAM </text:span><text:span text:style-name="T1">when the </text:span><text:span text:style-name="T1">user enters </text:span><text:span text:style-name="T1">the value of </text:span><text:span text:style-name="T1">age which </text:span><text:span text:style-name="T1">is less than </text:span><text:span text:style-name="T1">18, and is </text:span><text:span text:style-name="T1">stored int </text:span><text:span text:style-name="T1">the variable </text:span><text:span text:style-name="T1">“umri”, </text:span><text:span text:style-name="T1">hence used </text:span><text:span text:style-name="T1">as a </text:span><text:span text:style-name="T1">condition in </text:span><text:span text:style-name="T1">the </text:span><text:span text:style-name="T1">selection if </text:span><text:span text:style-name="T1">statements </text:span><text:span text:style-name="T1">to produce </text:span><text:span text:style-name="T1">an output</text:span></text:p>
          </draw:text-box>
        </draw:frame>
        <draw:frame draw:style-name="gr9" draw:text-style-name="P10" draw:layer="layout" svg:width="2cm" svg:height="1cm" svg:x="2cm" svg:y="16.5cm">
          <draw:text-box>
            <text:p text:style-name="P9"><text:span text:style-name="T1">umri</text:span></text:p>
          </draw:text-box>
        </draw:frame>
        <draw:frame draw:style-name="gr10" draw:text-style-name="P6" draw:layer="layout" svg:width="4cm" svg:height="0.962cm" svg:x="4.75cm" svg:y="2.75cm">
          <draw:text-box>
            <text:p text:style-name="P5"><text:span text:style-name="T1">RAM</text:span></text:p>
          </draw:text-box>
        </draw:frame>
        <draw:frame draw:style-name="gr10" draw:text-style-name="P6" draw:layer="layout" svg:width="4cm" svg:height="0.962cm" svg:x="4.75cm" svg:y="15.5cm">
          <draw:text-box>
            <text:p text:style-name="P5"><text:span text:style-name="T1">RAM</text:span></text:p>
          </draw:text-box>
        </draw:frame>
        <draw:frame draw:style-name="gr11" draw:text-style-name="P10" draw:layer="layout" svg:width="6.25cm" svg:height="2cm" svg:x="8.9cm" svg:y="3.75cm">
          <draw:text-box>
            <text:p text:style-name="P9"><text:span text:style-name="T1">Umri &gt;= </text:span><text:span text:style-name="T1">18 <text:s/>?</text:span></text:p>
          </draw:text-box>
        </draw:frame>
        <draw:frame draw:style-name="gr11" draw:text-style-name="P13" draw:layer="layout" svg:width="6.25cm" svg:height="2cm" svg:x="8.85cm" svg:y="16.5cm">
          <draw:text-box>
            <text:p text:style-name="P12">Umri &lt; 18 ?</text:p>
          </draw:text-box>
        </draw:frame>
        <draw:frame draw:style-name="gr15" draw:text-style-name="P6" draw:layer="layout" svg:width="8.75cm" svg:height="6.65cm" svg:x="10.5cm" svg:y="5.022cm">
          <draw:text-box>
            <text:p text:style-name="P5"><text:span text:style-name="T1">The state of </text:span><text:span text:style-name="T1">the RAM </text:span><text:span text:style-name="T1">when the </text:span><text:span text:style-name="T1">user enters </text:span><text:span text:style-name="T1">the value of </text:span><text:span text:style-name="T1">age which </text:span><text:span text:style-name="T1">is greater or </text:span><text:span text:style-name="T1">equal to 18, </text:span><text:span text:style-name="T1">and is </text:span><text:span text:style-name="T1">stored int </text:span><text:span text:style-name="T1">the variable </text:span><text:span text:style-name="T1">“umri”, </text:span><text:span text:style-name="T1">hence used </text:span><text:span text:style-name="T1">as a </text:span><text:span text:style-name="T1">condition in </text:span><text:span text:style-name="T1">the </text:span><text:span text:style-name="T1">selection if </text:span><text:span text:style-name="T1">statements </text:span><text:span text:style-name="T1">to produce </text:span><text:span text:style-name="T1">an out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1T11:04:01.649419311</meta:creation-date>
    <dc:date>2021-11-11T12:15:39.207615199</dc:date>
    <meta:editing-duration>PT26M7S</meta:editing-duration>
    <meta:editing-cycles>4</meta:editing-cycles>
    <meta:generator>LibreOffice/7.2.1.2$Linux_X86_64 LibreOffice_project/20$Build-2</meta:generator>
    <meta:print-date>2021-11-11T12:16:35.160410953</meta:print-date>
    <meta:document-statistic meta:object-count="58"/>
  </office:meta>
</office:document-meta>
</file>